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22e8"/>
    </style:style>
    <style:style style:name="P2" style:family="paragraph" style:parent-style-name="Standard">
      <style:text-properties officeooo:rsid="001103c9" officeooo:paragraph-rsid="001103c9"/>
    </style:style>
    <style:style style:name="P3" style:family="paragraph" style:parent-style-name="Title">
      <style:text-properties officeooo:paragraph-rsid="00098d39"/>
    </style:style>
    <style:style style:name="P4" style:family="paragraph" style:parent-style-name="Title">
      <style:text-properties officeooo:paragraph-rsid="000e9b82"/>
    </style:style>
    <style:style style:name="P5" style:family="paragraph" style:parent-style-name="Title">
      <style:text-properties officeooo:paragraph-rsid="001022e8"/>
    </style:style>
    <style:style style:name="P6" style:family="paragraph" style:parent-style-name="Title" style:master-page-name="Standard">
      <style:paragraph-properties style:page-number="auto"/>
      <style:text-properties officeooo:paragraph-rsid="00098d39"/>
    </style:style>
    <style:style style:name="P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lgerian" fo:font-size="48pt" style:font-size-asian="48pt" style:font-size-complex="48pt"/>
    </style:style>
    <style:style style:name="T2" style:family="text">
      <style:text-properties style:font-name="Algerian" fo:font-size="48pt" officeooo:rsid="0007d15c" style:font-size-asian="48pt" style:font-size-complex="48pt"/>
    </style:style>
    <style:style style:name="T3" style:family="text">
      <style:text-properties style:font-name="Algerian" fo:font-size="36pt" style:font-size-asian="36pt" style:font-size-complex="3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8pt" officeooo:rsid="00098d39" style:font-size-asian="48pt" style:font-size-complex="4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57701" style:font-size-asian="12pt" style:font-size-complex="12pt"/>
    </style:style>
    <style:style style:name="T8" style:family="text">
      <style:text-properties fo:font-size="12pt" officeooo:rsid="000735f7" style:font-size-asian="12pt" style:font-size-complex="12pt"/>
    </style:style>
    <style:style style:name="T9" style:family="text">
      <style:text-properties fo:font-size="12pt" officeooo:rsid="0007d15c" style:font-size-asian="12pt" style:font-size-complex="12pt"/>
    </style:style>
    <style:style style:name="T10" style:family="text">
      <style:text-properties fo:font-size="12pt" officeooo:rsid="00094271" style:font-size-asian="12pt" style:font-size-complex="12pt"/>
    </style:style>
    <style:style style:name="T11" style:family="text">
      <style:text-properties style:text-position="super 58%" fo:font-size="12pt" style:font-size-asian="12pt" style:font-size-complex="12pt"/>
    </style:style>
    <style:style style:name="T12" style:family="text">
      <style:text-properties fo:font-size="15pt" fo:font-weight="normal" officeooo:rsid="00098d39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normal" officeooo:rsid="000aa9ea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0ca1b3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0e9b82" style:font-size-asian="13.1000003814697pt" style:font-weight-asian="normal" style:font-size-complex="15pt" style:font-weight-complex="normal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0ca1b3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057701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098d39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0e9b82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0f2423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1022e8" style:font-size-asian="15pt" style:font-weight-asian="normal" style:font-size-complex="15pt" style:font-weight-complex="normal"/>
    </style:style>
    <style:style style:name="T23" style:family="text">
      <style:text-properties fo:font-size="15pt" fo:font-weight="normal" officeooo:rsid="001103c9" style:font-size-asian="15pt" style:font-weight-asian="normal" style:font-size-complex="15pt" style:font-weight-complex="normal"/>
    </style:style>
    <style:style style:name="T24" style:family="text">
      <style:text-properties fo:font-variant="normal" fo:text-transform="none" fo:color="#202124" style:font-name="Roboto" fo:font-size="15pt" fo:letter-spacing="normal" fo:font-style="normal" fo:font-weight="normal" officeooo:rsid="001103c9" style:font-size-asian="15pt" style:font-weight-asian="normal" style:font-size-complex="15pt" style:font-weight-complex="normal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Text Box 1" draw:style-name="gr1" draw:text-style-name="P7" svg:width="2.0004in" svg:height="0.3768in" svg:x="0in" svg:y="0in"><text:p text:style-name="Frame_20_contents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ADO</text:span><text:span text:style-name="T2">LF</text:span><text:span text:style-name="T3"> <text:s/></text:span><text:span text:style-name="T1">HITLER</text:span><text:span text:style-name="T4"> </text:span><text:span text:style-name="T6">Adolf Hitler was born in Austria . </text:span><text:span text:style-name="T7">W</text:span><text:span text:style-name="T6">hen he was a teenager he moved to </text:span><text:span text:style-name="T7">Vienna</text:span><text:span text:style-name="T6"> and tried to get to the art school . He failed the test , and after some time , he got chosen by the </text:span><text:span text:style-name="T7">government</text:span><text:span text:style-name="T6"> to fight in the first World War .</text:span> <text:span text:style-name="T6">In the war , there was an explosion of toxic gas , and that gas got on his face and he became blind . He was in the hospital , still blind ,when he found out that Germany lost the war and retrieve . France beat Germany . When he got out of the hospital , he </text:span><text:span text:style-name="T9">was </text:span><text:span text:style-name="T6">in a meeting , and he was trying to convince the people from the meeting that Hebrews , people th</text:span><text:span text:style-name="T9">a</text:span><text:span text:style-name="T6">t </text:span><text:span text:style-name="T9">were </text:span><text:span text:style-name="T6">are not white and people </text:span><text:span text:style-name="T10">or </text:span><text:span text:style-name="T6">with </text:span><text:span text:style-name="T10">any </text:span><text:span text:style-name="T6">he</text:span><text:span text:style-name="T8">a</text:span><text:span text:style-name="T6">lth problems need</text:span><text:span text:style-name="T10">ed</text:span><text:span text:style-name="T6"> to be killed . But he did that really aggressive <text:s/>. <text:s/>The next day , he got in jail . </text:span><text:span text:style-name="T10">I</text:span><text:span text:style-name="T6">n jail he was having a typewriter , <text:s/>so in that time he wrote a book called “My fight “. The </text:span><text:span text:style-name="T9">G</text:span><text:span text:style-name="T6">erman people re</text:span><text:span text:style-name="T9">a</text:span><text:span text:style-name="T6">lly liked it so , slowly , after more meetings , he became a politician and then a dictator . The people from other states weren’t </text:span><text:span text:style-name="T8">believing</text:span><text:span text:style-name="T6"> his lies ,but the </text:span><text:span text:style-name="T9">German</text:span><text:span text:style-name="T6"> ones were </text:span><text:span text:style-name="T10">believing</text:span><text:span text:style-name="T6"> </text:span><text:span text:style-name="T10">his lies</text:span><text:span text:style-name="T6"> , and a got dictator , even if he was re</text:span><text:span text:style-name="T8">a</text:span><text:span text:style-name="T6">lly aggressive .In one night , after he had a big fight <text:s/>at a meeting with the Hebrews , he got to the most important members of the Hebrews and killed them , after that , a new rule was applied , that if they found Hebrews , not white people and people with mental health problems were needed to be killed <text:s/>.Hitler wanted to get revenge on France because he has be</text:span><text:span text:style-name="T8">a</text:span><text:span text:style-name="T6">ten Germany in the first World War . That plan worked wonderfully . All of the France buildings were having the Nazi flag .His last battle was to destroy England , but that didn’t work because his </text:span><text:span text:style-name="T9">supporters</text:span><text:span text:style-name="T6"> were leaving him . After so many batt</text:span><text:span text:style-name="T8">le</text:span><text:span text:style-name="T6">s and</text:span><text:span text:style-name="T4"> </text:span><text:span text:style-name="T6">achievements he was needing to be sick . His body was damaged <text:s/>and was not working good. <text:s/>After he was married , the </text:span><text:span text:style-name="T9">Russians</text:span><text:span text:style-name="T6"> <text:s/>were wanting to kill him , and he was knowing that he couldn’t get rid of them . So , he stood in his bunker with his wife and more people . He had some pil</text:span><text:span text:style-name="T8">l</text:span><text:span text:style-name="T6">s that will kill you immediately , and give one to his wife and she swallow <text:s/>it . She died by the next second . Then , Hitler swallow one to . To be sure he will die , he shoot him self in the head . He died in 30</text:span><text:span text:style-name="T11">th</text:span><text:span text:style-name="T6"> of <text:s/></text:span><text:span text:style-name="T9">a</text:span><text:span text:style-name="T6">pril <text:s/>1945 . He was called one of the most </text:span><text:span text:style-name="T8">worst</text:span><text:span text:style-name="T6"> people in the history. He was a war criminal , and even a racist .</text:span><text:bookmark text:name="_GoBack"/><text:span text:style-name="T4"> <text:s text:c="14"/>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5">ADOLF HITLER</text:span></text:p>
      <text:p text:style-name="P3"><text:span text:style-name="T5"/></text:p>
      <text:p text:style-name="P4"><text:span text:style-name="T12"><text:s text:c="2"/>Adolf Hitler was born in Austria and by </text:span><text:span text:style-name="T14">the time the became</text:span><text:span text:style-name="T12"> </text:span><text:span text:style-name="T14">a </text:span><text:span text:style-name="T12">teenage</text:span><text:span text:style-name="T14">r</text:span><text:span text:style-name="T12"> he moved in Vienna and he tried to get into an art school. He was rejected ,</text:span><text:span text:style-name="T17"> and after some time , he got chosen by the </text:span><text:span text:style-name="T18">government</text:span><text:span text:style-name="T17"> to fight in the first World War . In the war , there was an explosion of toxic gas , and that gas got on his face and he became blind. He was in the hospital , still blind ,when he found out that Germany lost the war and retrieve . France beat Germany</text:span><text:span text:style-name="T19">.</text:span></text:p>
      <text:p text:style-name="P4"><text:span text:style-name="T13"><text:s text:c="2"/>After that he got into the German army.</text:span></text:p>
      <text:p text:style-name="P5"><text:span text:style-name="T13"><text:s/>He slowly, but steady, became a politician. He was so aggressive </text:span><text:span text:style-name="T14">during</text:span><text:span text:style-name="T13"> the </text:span><text:span text:style-name="T14">political </text:span><text:span text:style-name="T13">meetings that one day he tried </text:span><text:span text:style-name="T14">to</text:span><text:span text:style-name="T13"> </text:span><text:span text:style-name="T14">kill a Hebrew. </text:span><text:span text:style-name="T15">He got in prison and during that time he wrote a book “My fight”. He published it and </text:span><text:span text:style-name="T14"><text:s/></text:span><text:span text:style-name="T15">the Germans really liked it</text:span><text:span text:style-name="T20"> so , slowly , after more meetings , he became a politician and then a dictator . </text:span><text:span text:style-name="T21"><text:s/>Other states weren’t believing him. One night, after a big fight, he killed the leader of the Hebrews. </text:span><text:span text:style-name="T22">A new law has been added: “People who weren’t white or were having any health problem or if they were Hebrews, they needed to be killed ”.</text:span></text:p>
      <text:p text:style-name="P5"><text:span text:style-name="T22"><text:s/>The war with France started and he won that battle. </text:span><text:span text:style-name="T23">His next plan was to take over England, but that didn’t work because his supporters were against him.</text:span></text:p>
      <text:p text:style-name="P1"><text:span text:style-name="T23"><text:s/>After that he was getting more and more sick than usual. </text:span><text:span text:style-name="T24">After his wedding , the Russians were wanting to kill him , and he was knowing that he couldn’t get rid of them . So , he stood in his bunker with his wife and more people . He had some pills that will kill you immediately. He gave one to his wife and she swallowed it . She died by the next second . Then , Hitler swallowed one too . To be sure he will die , he shot himself in the head . He died on t 30th of April 1945 . </text:span></text:p>
      <text:p text:style-name="P2"><text:span text:style-name="T16"/></text:p>
      <text:p text:style-name="P5"><text:soft-page-break/><text:span text:style-name="T4"><text:s text:c="9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Algerian" svg:font-family="Algerian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color="#404040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F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F" style:font-family-generic-asian="system" style:font-pitch-asian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novo</meta:initial-creator>
    <meta:editing-cycles>3</meta:editing-cycles>
    <meta:creation-date>2020-11-17T16:12:00</meta:creation-date>
    <dc:date>2020-11-18T17:24:53.594921297</dc:date>
    <meta:editing-duration>PT1H59M36S</meta:editing-duration>
    <meta:generator>LibreOffice/6.4.6.2$Linux_X86_64 LibreOffice_project/40$Build-2</meta:generator>
    <meta:document-statistic meta:table-count="0" meta:image-count="0" meta:object-count="0" meta:page-count="3" meta:paragraph-count="8" meta:word-count="836" meta:character-count="4167" meta:non-whitespace-character-count="32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